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ValuesPropertySource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ValuesPropertySource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ValuesPropertySource.DynamicValuesPropertySource( String name , Map &lt; String , Supplier &lt; Object &gt; &gt; valueSuppl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ValuesPropertySource.contains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